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a8a" officeooo:paragraph-rsid="0019da8a"/>
    </style:style>
    <style:style style:name="P2" style:family="paragraph" style:parent-style-name="Standard">
      <style:text-properties officeooo:rsid="001aa796" officeooo:paragraph-rsid="001aa796"/>
    </style:style>
    <style:style style:name="P3" style:family="paragraph" style:parent-style-name="Standard">
      <style:text-properties officeooo:rsid="001b35db" officeooo:paragraph-rsid="001b35db"/>
    </style:style>
    <style:style style:name="P4" style:family="paragraph" style:parent-style-name="Standard">
      <style:paragraph-properties fo:break-before="page"/>
      <style:text-properties officeooo:rsid="001aa796" officeooo:paragraph-rsid="001aa7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line formula using parens, \\({x}^{2} {y}^{2}=1\\), or with dollar signs, ${x}^{2} {y}^{2}=1$.</text:p>
      <text:p text:style-name="P1"/>
      <text:p text:style-name="P1"/>
      <text:p text:style-name="P1"/>
      <text:p text:style-name="P1">$${x}_{1,2}=\frac{-b\pm \sqrt{{b}^{2}-4ac}}{2a}$$</text:p>
      <text:p text:style-name="P1"/>
      <text:p text:style-name="P1"/>
      <text:p text:style-name="P2">$$e^x=\sum_{i=0}^\infty \frac{1}{i!}x^i$$</text:p>
      <text:p text:style-name="P2"/>
      <text:p text:style-name="P2">$$</text:p>
      <text:p text:style-name="P2">\begin{aligned}</text:p>
      <text:p text:style-name="P2">L(y,\hat{y}) = - \frac{1}{N} \sum_{n \in N} \sum_{i \in C} y_{n,i} \log\hat{y}_{n,i}</text:p>
      <text:p text:style-name="P2">\end{aligned}</text:p>
      <text:p text:style-name="P2">$$</text:p>
      <text:p text:style-name="P2"/>
      <text:p text:style-name="P2">Inline math equations go in like so: $\omega = d\phi / dt$. Display</text:p>
      <text:p text:style-name="P2">math should get its own line and be put in in double-dollarsigns:</text:p>
      <text:p text:style-name="P2"/>
      <text:p text:style-name="P2">$$I = \int \rho R^{2} dV$$</text:p>
      <text:p text:style-name="P2"/>
      <text:p text:style-name="P2">And note that you can backslash-escape any punctuation characters</text:p>
      <text:p text:style-name="P2">which you wish to be displayed literally, ex.: \`foo\`, \*bar\*, etc.</text:p>
      <text:p text:style-name="P2"/>
      <text:p text:style-name="P2">As an input, gradient descent needs the gradients (vector of derivatives) of the loss function with respect to our parameters: $\frac{\partial{L}}{\partial{W_1}}$, $\frac{\partial{L}}{\partial{b_1}}$, $\frac{\partial{L}}{\partial{W_2}}$, $\frac{\partial{L}}{\partial{b_2}}$. To calculate these gr</text:p>
      <text:p text:style-name="P2"/>
      <text:p text:style-name="P2">$$</text:p>
      <text:p text:style-name="P2">\begin{aligned}</text:p>
      <text:p text:style-name="P2">&amp; \delta_3 = y - \hat{y} \\</text:p>
      <text:p text:style-name="P2">&amp; \delta_2 = (1 - \tanh^2z_1) \circ \delta_3W_2^T \\</text:p>
      <text:p text:style-name="P2">&amp; \frac{\partial{L}}{\partial{W_2}} = a_1^T \delta_3 <text:s/>\\</text:p>
      <text:p text:style-name="P2">&amp; \frac{\partial{L}}{\partial{b_2}} = \delta_3\\</text:p>
      <text:p text:style-name="P2">&amp; \frac{\partial{L}}{\partial{W_1}} = x^T \delta_2\\</text:p>
      <text:p text:style-name="P2">&amp; \frac{\partial{L}}{\partial{b_1}} = \delta_2 \\</text:p>
      <text:p text:style-name="P2">\end{aligned}</text:p>
      <text:p text:style-name="P2">$$</text:p>
      <text:p text:style-name="P2"/>
      <text:p text:style-name="P2">### The Lorentz equations:</text:p>
      <text:p text:style-name="P2"/>
      <text:p text:style-name="P2">\begin{align}</text:p>
      <text:p text:style-name="P2">\dot{x} &amp; = \sigma(y-x) \\</text:p>
      <text:p text:style-name="P2">\dot{y} &amp; = \rho x - y - xz \\</text:p>
      <text:p text:style-name="P2">\dot{z} &amp; = -\beta z + xy</text:p>
      <text:p text:style-name="P2">\end{align}</text:p>
      <text:p text:style-name="P2"/>
      <text:p text:style-name="P4"/>
      <text:p text:style-name="P2"/>
      <text:p text:style-name="P2">The Bunyakovsky Inequality (Often called the Cauchy-Schwartz inequality in western cultures.)</text:p>
      <text:p text:style-name="P2">Ви́ктор Я́ковлевич Буняко́вский</text:p>
      <text:p text:style-name="P2"><text:s text:c="4"/></text:p>
      <text:p text:style-name="P2">\begin{equation*}</text:p>
      <text:p text:style-name="P2">\left( \sum_{k=1}^n a_k b_k \right)^2 \leq \left( \sum_{k=1}^n a_k^2 \right) \left( \sum_{k=1}^n b_k^2 \right)</text:p>
      <text:p text:style-name="P2">\end{equation*}</text:p>
      <text:p text:style-name="P2"/>
      <text:p text:style-name="P3">\begin{equation*}</text:p>
      <text:p text:style-name="P3">\mathbf{V}_1 \times \mathbf{V}_2 = <text:s/>\begin{vmatrix}</text:p>
      <text:p text:style-name="P3">\mathbf{i} &amp; \mathbf{j} &amp; \mathbf{k} \\</text:p>
      <text:p text:style-name="P3">\frac{\partial X}{\partial u} &amp; <text:s/>\frac{\partial Y}{\partial u} &amp; 0 \\</text:p>
      <text:p text:style-name="P3">\frac{\partial X}{\partial v} &amp; <text:s/>\frac{\partial Y}{\partial v} &amp; 0</text:p>
      <text:p text:style-name="P3">\end{vmatrix}</text:p>
      <text:p text:style-name="P3">\end{equation*}</text:p>
      <text:p text:style-name="P3"/>
      <text:p text:style-name="P3">\begin{equation*}</text:p>
      <text:p text:style-name="P3">P(E) <text:s text:c="2"/>= {n \choose k} p^k (1-p)^{ n-k}</text:p>
      <text:p text:style-name="P3">\end{equation*}</text:p>
      <text:p text:style-name="P3"/>
      <text:p text:style-name="P3">$$\begin{array}</text:p>
      <text:p text:style-name="P3">{rrr}</text:p>
      <text:p text:style-name="P3">1 &amp; 2 &amp; 3 \\</text:p>
      <text:p text:style-name="P3">4 &amp; 5 &amp; 6 \\</text:p>
      <text:p text:style-name="P3">7 &amp; 8 &amp; 9</text:p>
      <text:p text:style-name="P3">\end{array}</text:p>
      <text:p text:style-name="P3">$$</text:p>
      <text:p text:style-name="P3"/>
      <text:p text:style-name="P3">$$\mathbf{X} = \left[\begin{array}</text:p>
      <text:p text:style-name="P3">{rrr}</text:p>
      <text:p text:style-name="P3">1 &amp; 2 &amp; 3 \\</text:p>
      <text:p text:style-name="P3">4 &amp; 5 &amp; 6 \\</text:p>
      <text:p text:style-name="P3">7 &amp; 8 &amp; 9</text:p>
      <text:p text:style-name="P3">\end{array}\right]</text:p>
      <text:p text:style-name="P3">$$</text:p>
      <text:p text:style-name="P3"/>
      <text:p text:style-name="P3">$$(\mathbf{x}^T\mathbf{x})^{-1}\mathbf{x}^T\mathbf{y}</text:p>
      <text:p text:style-name="P3">$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22:52.405618200</meta:creation-date>
    <dc:date>2019-02-21T09:31:11.188535943</dc:date>
    <meta:editing-duration>PT8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298" meta:character-count="2158" meta:non-whitespace-character-count="1911"/>
  </office:meta>
</office:document-meta>
</file>